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Utils.calcStyl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eFormatUtils.findPattern( DateTimeConverter conver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eFormatUtils.DateForma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eFormatUtils.getDateFormat( String type , String dateStyle , String timeStyl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